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title">
      <style:graphic-properties fo:min-height="1.51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margin-left="0cm" fo:margin-right="0cm" fo:line-height="150%" fo:text-indent="0cm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line-height="150%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line-height="150%" fo:text-indent="0cm"/>
      <style:text-properties fo:font-size="24pt" style:font-size-asian="24pt" style:font-size-complex="24pt"/>
    </style:style>
    <style:style style:name="T1" style:family="text">
      <style:text-properties style:use-window-font-color="true" style:font-name="Times New Roman" fo:font-size="32pt" fo:language="ru" fo:country="RU" fo:font-weight="bold" style:font-name-asian="Times New Roman" style:font-size-asian="32pt" style:language-asian="ar" style:country-asian="SA" style:font-weight-asian="bold" style:font-size-complex="32pt" style:font-weight-complex="bold"/>
    </style:style>
    <style:style style:name="T2" style:family="text">
      <style:text-properties style:use-window-font-color="true" style:font-name="Times New Roman" fo:font-size="28pt" fo:language="ru" fo:country="RU" fo:font-weight="bold" style:font-name-asian="Times New Roman" style:font-size-asian="28pt" style:language-asian="ar" style:country-asian="SA" style:font-weight-asian="bold" style:font-size-complex="28pt" style:font-weight-complex="bold"/>
    </style:style>
    <style:style style:name="T3" style:family="text">
      <style:text-properties style:use-window-font-color="true" style:font-name="Times New Roman" fo:font-size="24pt" fo:language="ru" fo:country="RU" fo:font-weight="bold" style:font-name-asian="Times New Roman" style:font-size-asian="24pt" style:language-asian="ar" style:country-asian="SA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Лабораторная работа № 2</text:span></text:p>
          </draw:text-box>
        </draw:frame>
        <draw:frame presentation:style-name="pr2" draw:text-style-name="P4" draw:layer="layout" svg:width="25.199cm" svg:height="12.178cm" svg:x="1.4cm" svg:y="4.914cm" presentation:class="subtitle">
          <draw:text-box>
            <text:p text:style-name="P3"><text:span text:style-name="T2">ВОССТАНОВЛЕНИЕ ФУНКЦИОНАЛЬНЫХ ЗАВИСИМОСТЕЙ В УСЛОВИЯХ КОНЦЕПТУАЛЬНОЙ НЕОПРЕДЕЛЕННОСТИ</text:span></text:p>
          </draw:text-box>
        </draw:frame>
        <draw:frame presentation:style-name="pr3" draw:text-style-name="P5" draw:layer="layout" svg:width="11.684cm" svg:height="3.777cm" svg:x="14.732cm" svg:y="15.381cm" presentation:class="title" presentation:user-transformed="true">
          <draw:text-box>
            <text:p text:style-name="P5"><text:span text:style-name="T3">Авакумов Тарас</text:span><text:span text:style-name="T3"><text:line-break/></text:span><text:span text:style-name="T3">Трусковский Кирилл </text:span><text:span text:style-name="T3"><text:line-break/></text:span><text:span text:style-name="T3">Федь Владимир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Page_20_Number" style:display-name="Page Number" style:family="graphic">
      <style:paragraph-properties style:text-autospace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St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St3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Times New Roman CYR" fo:font-family="'Times New Roman CYR'" style:font-family-generic="roman" style:font-pitch="variable" style:font-name-asian="Times New Roman" style:font-family-asian="'Times New Roman'" style:font-family-generic-asian="roman" style:font-pitch-asian="variable"/>
    </style:style>
    <style:style style:name="WW8Num4z0" style:family="graphic">
      <style:paragraph-properties style:text-autospace="non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WW8Num3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Hindi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Text_20_Body" style:display-name="Text Body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9:57:08.092992085</meta:creation-date>
    <dc:date>2014-11-02T20:09:02.903448866</dc:date>
    <meta:editing-duration>P0D</meta:editing-duration>
    <meta:editing-cycles>1</meta:editing-cycles>
    <meta:document-statistic meta:object-count="30"/>
    <meta:generator>LibreOffice/4.1.3.2$Linux_x86 LibreOffice_project/410m0$Build-2</meta:generator>
  </office:meta>
</office:document-meta>
</file>